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667d1" officeooo:paragraph-rsid="000667d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667d1" officeooo:paragraph-rsid="000667d1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b3eee" officeooo:paragraph-rsid="000b3eee"/>
    </style:style>
    <style:style style:name="P4" style:family="paragraph" style:parent-style-name="Standard">
      <style:text-properties style:text-underline-style="solid" style:text-underline-width="auto" style:text-underline-color="font-color" officeooo:rsid="000bd68b" officeooo:paragraph-rsid="000bd68b"/>
    </style:style>
    <style:style style:name="P5" style:family="paragraph" style:parent-style-name="Standard">
      <style:text-properties style:text-underline-style="none" officeooo:rsid="000667d1" officeooo:paragraph-rsid="000667d1"/>
    </style:style>
    <style:style style:name="P6" style:family="paragraph" style:parent-style-name="Standard">
      <style:text-properties style:text-underline-style="none" officeooo:rsid="0009b868" officeooo:paragraph-rsid="0009b868"/>
    </style:style>
    <style:style style:name="P7" style:family="paragraph" style:parent-style-name="Standard">
      <style:text-properties style:text-underline-style="none" officeooo:rsid="000b3eee" officeooo:paragraph-rsid="000b3eee"/>
    </style:style>
    <style:style style:name="P8" style:family="paragraph" style:parent-style-name="Standard">
      <style:text-properties style:text-underline-style="none" officeooo:rsid="000bd68b" officeooo:paragraph-rsid="000bd68b"/>
    </style:style>
    <style:style style:name="P9" style:family="paragraph" style:parent-style-name="Standard" style:list-style-name="L1">
      <style:text-properties style:text-underline-style="none" officeooo:rsid="000667d1" officeooo:paragraph-rsid="000667d1"/>
    </style:style>
    <style:style style:name="P10" style:family="paragraph" style:parent-style-name="Standard" style:list-style-name="L1">
      <style:text-properties style:text-underline-style="none" officeooo:rsid="0009b868" officeooo:paragraph-rsid="0009b868"/>
    </style:style>
    <style:style style:name="P11" style:family="paragraph" style:parent-style-name="Standard">
      <style:text-properties style:text-underline-style="none" officeooo:rsid="0009b868" officeooo:paragraph-rsid="000667d1"/>
    </style:style>
    <style:style style:name="P12" style:family="paragraph" style:parent-style-name="Standard" style:list-style-name="L2">
      <style:text-properties style:text-underline-style="none" officeooo:rsid="000bd68b" officeooo:paragraph-rsid="000bd68b"/>
    </style:style>
    <style:style style:name="P13" style:family="paragraph" style:parent-style-name="Standard" style:list-style-name="L3">
      <style:text-properties style:text-underline-style="none" officeooo:rsid="000bd68b" officeooo:paragraph-rsid="000bd68b"/>
    </style:style>
    <style:style style:name="P14" style:family="paragraph" style:parent-style-name="Standard" style:list-style-name="L2">
      <style:text-properties style:text-underline-style="none" officeooo:rsid="000b3eee" officeooo:paragraph-rsid="000b3eee"/>
    </style:style>
    <style:style style:name="P15" style:family="paragraph" style:parent-style-name="Standard" style:list-style-name="L2">
      <style:text-properties style:text-underline-style="solid" style:text-underline-width="auto" style:text-underline-color="font-color" officeooo:rsid="000b3eee" officeooo:paragraph-rsid="000b3ee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bd6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pdates for FOR/STT 875 Summer 2020</text:p>
      <text:p text:style-name="P2"/>
      <text:p text:style-name="P1">Exercises</text:p>
      <text:p text:style-name="P5"/>
      <text:p text:style-name="P5">Listed in order of importance based on the questions from Piazza last year and the student feedback from the exercises.</text:p>
      <text:p text:style-name="P11"/>
      <text:p text:style-name="P6"/>
      <text:p text:style-name="P3">Chapters</text:p>
      <text:p text:style-name="P7"/>
      <text:list xml:id="list1868184046" text:style-name="L2">
        <text:list-item>
          <text:p text:style-name="P12">Make a basic statistics chapter (lm, glm, lmer)? A couple of students mentioned this as something that would be useful. </text:p>
        </text:list-item>
        <text:list-item>
          <text:p text:style-name="P14">Chapter 14: DSP</text:p>
          <text:list>
            <text:list-item>
              <text:p text:style-name="P14">A few of the functions used in here aren’t supported anymore, one of the packages has totally changed as well. Can probably make more clear.</text:p>
            </text:list-item>
          </text:list>
        </text:list-item>
        <text:list-item>
          <text:p text:style-name="P14"><text:s/>Chapter 12: Rcpp</text:p>
          <text:list>
            <text:list-item>
              <text:p text:style-name="P15"><text:span text:style-name="T1">Can </text:span><text:span text:style-name="T2">maybe change this to a more general High Performance Computing chapter that builds off of what you did at that ENVR workshop a while back. I had made a draft of that last year that basically just took your powerpoint and put it into chapter format. </text:span></text:p>
            </text:list-item>
          </text:list>
        </text:list-item>
        <text:list-item>
          <text:p text:style-name="P12">Chapter 13: Databases</text:p>
          <text:list>
            <text:list-item>
              <text:p text:style-name="P12">Still not very accessible with some of the google database examples that require a log in password. Update to make more accessible.</text:p>
            </text:list-item>
          </text:list>
        </text:list-item>
      </text:list>
      <text:p text:style-name="P8"/>
      <text:p text:style-name="P4">General</text:p>
      <text:p text:style-name="P8"/>
      <text:list xml:id="list1777613554" text:style-name="L3">
        <text:list-item>
          <text:p text:style-name="P13">Update the videos, based on some feedback a couple may be out of date from updates we’ve made in the text. </text:p>
        </text:list-item>
        <text:list-item>
          <text:p text:style-name="P13">Add videos for the optional chapters at the end. </text:p>
        </text:list-item>
        <text:list-item>
          <text:p text:style-name="P13">Add small video examples of common tasks in R. Suggested by one of the students. </text:p>
        </text:list-item>
        <text:list-item>
          <text:p text:style-name="P13">Include a list at the end of each chapter with functions introduced in their chapter and a basic one line statement of what they’re used for. </text:p>
        </text:list-item>
        <text:list-item>
          <text:p text:style-name="P13">Add more “example exercises” in the chapter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07:35:48.189206647</meta:creation-date>
    <dc:date>2020-06-26T08:16:11.883169941</dc:date>
    <meta:editing-duration>PT2H33M5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242" meta:character-count="1312" meta:non-whitespace-character-count="1091"/>
  </office:meta>
</office:document-meta>
</file>